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4d9" officeooo:paragraph-rsid="001494d9"/>
    </style:style>
    <style:style style:name="P2" style:family="paragraph" style:parent-style-name="Standard">
      <style:text-properties officeooo:rsid="001578dd" officeooo:paragraph-rsid="00157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QL Server Data Types</text:p>
      <text:p text:style-name="P2">String types:</text:p>
      <text:p text:style-name="P2"/>
      <text:p text:style-name="P2">Data type<text:tab/>Description<text:tab/>Storage</text:p>
      <text:p text:style-name="P2">char(n)<text:tab/>Fixed width character string. Maximum 8,000 characters<text:tab/>Defined width</text:p>
      <text:p text:style-name="P2">varchar(n)<text:tab/>Variable width character string. Maximum 8,000 characters<text:tab/>2 bytes + number of chars</text:p>
      <text:p text:style-name="P2">varchar(max)<text:tab/>Variable width character string. Maximum 1,073,741,824 characters<text:tab/>2 bytes + number of chars</text:p>
      <text:p text:style-name="P2">text<text:tab/>Variable width character string. Maximum 2GB of text data<text:tab/>4 bytes + number of chars</text:p>
      <text:p text:style-name="P2">nchar<text:tab/>Fixed width Unicode string. Maximum 4,000 characters<text:tab/>Defined width x 2</text:p>
      <text:p text:style-name="P2">nvarchar<text:tab/>Variable width Unicode string. Maximum 4,000 characters<text:tab/> </text:p>
      <text:p text:style-name="P2">nvarchar(max)<text:tab/>Variable width Unicode string. Maximum 536,870,912 characters<text:tab/> </text:p>
      <text:p text:style-name="P2">ntext<text:tab/>Variable width Unicode string. Maximum 2GB of text data<text:tab/> </text:p>
      <text:p text:style-name="P2">bit<text:tab/>Allows 0, 1, or NULL<text:tab/> </text:p>
      <text:p text:style-name="P2">binary(n)<text:tab/>Fixed width binary string. Maximum 8,000 bytes<text:tab/> </text:p>
      <text:p text:style-name="P2">varbinary<text:tab/>Variable width binary string. Maximum 8,000 bytes<text:tab/> </text:p>
      <text:p text:style-name="P2">varbinary(max)<text:tab/>Variable width binary string. Maximum 2GB<text:tab/> </text:p>
      <text:p text:style-name="P2">image<text:tab/>Variable width binary string. Maximum 2GB<text:tab/> </text:p>
      <text:p text:style-name="P2">Number types:</text:p>
      <text:p text:style-name="P2"/>
      <text:p text:style-name="P2">Data type<text:tab/>Description<text:tab/>Storage</text:p>
      <text:p text:style-name="P2">tinyint<text:tab/>Allows whole numbers from 0 to 255<text:tab/>1 byte</text:p>
      <text:p text:style-name="P2">smallint<text:tab/>Allows whole numbers between -32,768 and 32,767<text:tab/>2 bytes</text:p>
      <text:p text:style-name="P2">int<text:tab/>Allows whole numbers between -2,147,483,648 and 2,147,483,647<text:tab/>4 bytes</text:p>
      <text:p text:style-name="P2">bigint<text:tab/>Allows whole numbers between -9,223,372,036,854,775,808 and 9,223,372,036,854,775,807<text:tab/>8 bytes</text:p>
      <text:p text:style-name="P2">decimal(p,s)<text:tab/>Fixed precision and scale numbers.</text:p>
      <text:p text:style-name="P2">Allows numbers from -10^38 +1 to 10^38 –1.</text:p>
      <text:p text:style-name="P2"/>
      <text:p text:style-name="P2">The p parameter indicates the maximum total number of digits that can be stored (both to the left and to the right of the decimal point). p must be a value from 1 to 38. Default is 18.</text:p>
      <text:p text:style-name="P2"/>
      <text:p text:style-name="P2">The s parameter indicates the maximum number of digits stored to the right of the decimal point. s must be a value from 0 to p. Default value is 0</text:p>
      <text:p text:style-name="P2"/>
      <text:p text:style-name="P2">5-17 bytes</text:p>
      <text:p text:style-name="P2">numeric(p,s)<text:tab/>Fixed precision and scale numbers.</text:p>
      <text:p text:style-name="P2">Allows numbers from -10^38 +1 to 10^38 –1.</text:p>
      <text:p text:style-name="P2"/>
      <text:p text:style-name="P2">The p parameter indicates the maximum total number of digits that can be stored (both to the left and to the right of the decimal point). p must be a value from 1 to 38. Default is 18.</text:p>
      <text:p text:style-name="P2"/>
      <text:p text:style-name="P2">The s parameter indicates the maximum number of digits stored to the right of the decimal point. s must be a value from 0 to p. Default value is 0</text:p>
      <text:p text:style-name="P2"/>
      <text:p text:style-name="P2">5-17 bytes</text:p>
      <text:p text:style-name="P2">smallmoney<text:tab/>Monetary data from -214,748.3648 to 214,748.3647<text:tab/>4 bytes</text:p>
      <text:p text:style-name="P2">money<text:tab/>Monetary data from -922,337,203,685,477.5808 to 922,337,203,685,477.5807<text:tab/>8 bytes</text:p>
      <text:p text:style-name="P2"><text:soft-page-break/>float(n)<text:tab/>Floating precision number data from -1.79E + 308 to 1.79E + 308.</text:p>
      <text:p text:style-name="P2">The n parameter indicates whether the field should hold 4 or 8 bytes. float(24) holds a 4-byte field and float(53) holds an 8-byte field. Default value of n is 53.</text:p>
      <text:p text:style-name="P2"/>
      <text:p text:style-name="P2">4 or 8 bytes</text:p>
      <text:p text:style-name="P2">real<text:tab/>Floating precision number data from -3.40E + 38 to 3.40E + 38<text:tab/>4 bytes</text:p>
      <text:p text:style-name="P2">Date types:</text:p>
      <text:p text:style-name="P2"/>
      <text:p text:style-name="P2">Data type<text:tab/>Description<text:tab/>Storage</text:p>
      <text:p text:style-name="P2">datetime<text:tab/>From January 1, 1753 to December 31, 9999 with an accuracy of 3.33 milliseconds<text:tab/>8 bytes</text:p>
      <text:p text:style-name="P2">datetime2<text:tab/>From January 1, 0001 to December 31, 9999 with an accuracy of 100 nanoseconds<text:tab/>6-8 bytes</text:p>
      <text:p text:style-name="P2">smalldatetime<text:tab/>From January 1, 1900 to June 6, 2079 with an accuracy of 1 minute<text:tab/>4 bytes</text:p>
      <text:p text:style-name="P2">date<text:tab/>Store a date only. From January 1, 0001 to December 31, 9999<text:tab/>3 bytes</text:p>
      <text:p text:style-name="P2">time<text:tab/>Store a time only to an accuracy of 100 nanoseconds<text:tab/>3-5 bytes</text:p>
      <text:p text:style-name="P2">datetimeoffset<text:tab/>The same as datetime2 with the addition of a time zone offset<text:tab/>8-10 bytes</text:p>
      <text:p text:style-name="P2">timestamp<text:tab/>Stores a unique number that gets updated every time a row gets created or modified. The timestamp value is based upon an internal clock and does not correspond to real time. Each table may have only one timestamp variable<text:tab/> </text:p>
      <text:p text:style-name="P2">Other data types:</text:p>
      <text:p text:style-name="P2"/>
      <text:p text:style-name="P2">Data type<text:tab/>Description</text:p>
      <text:p text:style-name="P2">sql_variant<text:tab/>Stores up to 8,000 bytes of data of various data types, except text, ntext, and timestamp</text:p>
      <text:p text:style-name="P2">uniqueidentifier<text:tab/>Stores a globally unique identifier (GUID)</text:p>
      <text:p text:style-name="P2">xml<text:tab/>Stores XML formatted data. Maximum 2GB</text:p>
      <text:p text:style-name="P2">cursor<text:tab/>Stores a reference to a cursor used for database operations</text:p>
      <text:p text:style-name="P2">table<text:tab/>Stores a result-set for later process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8:52:16.953498454</meta:creation-date>
    <dc:date>2015-12-29T18:53:33.593480529</dc:date>
    <meta:editing-duration>PT3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627" meta:character-count="3751" meta:non-whitespace-character-count="3160"/>
  </office:meta>
</office:document-meta>
</file>